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italic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b615" officeooo:paragraph-rsid="0004b615" style:text-blinking="false" fo:background-color="transparent"/>
    </style:style>
    <style:style style:name="T1" style:family="text">
      <style:text-properties officeooo:rsid="0004b615"/>
    </style:style>
    <style:style style:name="T2" style:family="text">
      <style:text-properties officeooo:rsid="00073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25e61d12-6705-5351-34d4-d2904a489c6f"/>GENTILLON Loris</text:p>
      <text:p text:style-name="P2">SURIER GARUFALO Aurelien</text:p>
      <text:p text:style-name="Text_20_body"/>
      <text:p text:style-name="P3">PRODCONS - Compte rendu</text:p>
      <text:p text:style-name="Text_20_body"/>
      <text:p text:style-name="P1">Temps effectif passé :</text:p>
      <text:p text:style-name="Text_20_body"/>
      <text:p text:style-name="P2">Environ une dizaine d’heure pour chacun d’entre nous. Du temps a été perdu notamment sur la compréhension du code fourni ainsi que des options données ; et également dans la résolution de bug étranges (aka un reboot du pc et les bugs s’étaient résolus d’eux mêmes).</text:p>
      <text:p text:style-name="Text_20_body"/>
      <text:p text:style-name="P1">Ce qui fonctionne:</text:p>
      <text:p text:style-name="Text_20_body"/>
      <text:p text:style-name="P2">Environ une dizaine d’heure pour chacun d’entre nous. Du temps a été perdu notamment sur la compréhension du code fourni ainsi que des options données ; et également dans la résolution de bug étranges (aka un reboot du pc et les bugs s’étaient résolus d’eux mêmes).</text:p>
      <text:p text:style-name="Text_20_body"/>
      <text:p text:style-name="P1">Objectifs atteint<text:span text:style-name="T1">s</text:span>:</text:p>
      <text:p text:style-name="Text_20_body"/>
      <text:list xml:id="list677029813" text:style-name="L1">
        <text:list-item>
          <text:p text:style-name="P4">Objectif 1 : <text:span text:style-name="T2">Version partiellement fonctionnelle, les timers aléatoires ne fonctionnent pas.</text:span></text:p>
        </text:list-item>
        <text:list-item>
          <text:p text:style-name="P4">Objectif 2 : <text:span text:style-name="T2">Version parfaitement fonctionnelle.</text:span></text:p>
        </text:list-item>
        <text:list-item>
          <text:p text:style-name="P4">Objectif 3 :</text:p>
        </text:list-item>
        <text:list-item>
          <text:p text:style-name="P4">Objectif 4 :</text:p>
        </text:list-item>
        <text:list-item>
          <text:p text:style-name="P4">Objectif 5 :</text:p>
        </text:list-item>
        <text:list-item>
          <text:p text:style-name="P4">Objectif 6 :</text:p>
        </text:list-item>
      </text:list>
      <text:p text:style-name="Text_20_body"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1:28:01.047997124</meta:creation-date>
    <dc:date>2017-12-18T02:02:27.876607581</dc:date>
    <meta:editing-duration>PT22M43S</meta:editing-duration>
    <meta:editing-cycles>3</meta:editing-cycles>
    <meta:generator>LibreOffice/5.4.4.1$Linux_X86_64 LibreOffice_project/40$Build-1</meta:generator>
    <meta:document-statistic meta:table-count="0" meta:image-count="0" meta:object-count="0" meta:page-count="1" meta:paragraph-count="15" meta:word-count="146" meta:character-count="851" meta:non-whitespace-character-count="719"/>
  </office:meta>
</office:document-meta>
</file>